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 style:text-autospace="none"/>
      <style:text-properties fo:font-family="'Arial Black'" style:font-family-generic="swiss" style:font-pitch="variable" fo:font-size="60pt" style:font-size-asian="60pt" style:font-size-complex="60pt"/>
    </style:style>
    <style:style style:name="P2" style:family="paragraph">
      <style:paragraph-properties fo:margin-left="0cm" fo:margin-right="0cm" fo:text-align="start" fo:text-indent="0cm"/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Bądźmy jedno,</text:span><text:span text:style-name="T1"><text:line-break/></text:span><text:span text:style-name="T1">aby świat uwierzył,</text:span><text:span text:style-name="T1"><text:line-break/></text:span><text:span text:style-name="T1">Ze Jezus jest</text:span><text:span text:style-name="T1"><text:line-break/></text:span><text:span text:style-name="T1">jedynym Zbawicielem</text:span><text:span text:style-name="T1"><text:line-break/></text:span><text:span text:style-name="T1">Bądźmy jedno,</text:span><text:span text:style-name="T1"><text:line-break/></text:span><text:span text:style-name="T1">aby świat uwierzył</text:span><text:span text:style-name="T1"><text:line-break/></text:span><text:span text:style-name="T1">Że Ojciec posłał G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>
        <draw:frame presentation:style-name="pr1" draw:text-style-name="P2" draw:layer="layout" svg:width="28cm" svg:height="21cm" svg:x="0cm" svg:y="-0.004cm" presentation:class="title" presentation:user-transformed="true">
          <draw:text-box>
            <text:p text:style-name="P1"><text:span text:style-name="T1">Alleluja, wielbimy Ciebie</text:span><text:span text:style-name="T1"><text:line-break/></text:span><text:span text:style-name="T1">We wspólnocie,</text:span><text:span text:style-name="T1"><text:line-break/></text:span><text:span text:style-name="T1">braterskiej miłości</text:span><text:span text:style-name="T1"><text:line-break/></text:span><text:span text:style-name="T1">Alleluja, wielbimy Ciebie</text:span><text:span text:style-name="T1"><text:line-break/></text:span><text:span text:style-name="T1">W jedności Duch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Piosenka" style:family="graphic">
      <style:paragraph-properties fo:margin-left="0cm" fo:margin-right="0cm" fo:text-align="start" fo:text-indent="0cm" style:text-autospace="ideograph-alpha">
        <style:tab-stops>
          <style:tab-stop style:position="15.877cm"/>
        </style:tab-stops>
      </style:paragraph-properties>
      <style:text-properties fo:font-size="19.3999996185303pt" fo:language="pl" fo:country="PL" style:font-size-asian="19.3999996185303pt" style:language-asian="pl" style:country-asian="PL" style:font-size-complex="19.3999996185303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Lucida Sans Unicode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Windows_x86 LibreOffice_project/4c82dcdd6efcd48b1d8bba66bfe1989deee49c3</meta:generator>
    <meta:creation-date>2006-03-29T14:20:31</meta:creation-date>
    <dc:creator>Ziomal Mistrz</dc:creator>
    <dc:date>2013-04-21T00:07:03.21</dc:date>
    <dc:language>pl-PL</dc:language>
    <meta:editing-cycles>15</meta:editing-cycles>
    <meta:editing-duration>PT55M23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